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table:align="left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13.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29e6" officeooo:paragraph-rsid="000029e6"/>
    </style:style>
    <style:style style:name="P2" style:family="paragraph" style:parent-style-name="Standard">
      <style:text-properties officeooo:rsid="0001a7d7" officeooo:paragraph-rsid="0001a7d7"/>
    </style:style>
    <style:style style:name="P3" style:family="paragraph" style:parent-style-name="Table_20_Contents">
      <style:text-properties officeooo:rsid="0001a7d7" officeooo:paragraph-rsid="0001a7d7"/>
    </style:style>
    <style:style style:name="P4" style:family="paragraph" style:parent-style-name="Text_20_body">
      <style:text-properties officeooo:paragraph-rsid="00031103"/>
    </style:style>
    <style:style style:name="P5" style:family="paragraph" style:parent-style-name="Text_20_body">
      <style:text-properties officeooo:rsid="00031103" officeooo:paragraph-rsid="00031103"/>
    </style:style>
    <style:style style:name="P6" style:family="paragraph" style:parent-style-name="Text_20_body">
      <style:paragraph-properties fo:text-align="center" style:justify-single-word="false"/>
      <style:text-properties officeooo:rsid="00031103" officeooo:paragraph-rsid="00031103"/>
    </style:style>
    <style:style style:name="P7" style:family="paragraph" style:parent-style-name="Text_20_body">
      <style:text-properties officeooo:rsid="0005c284" officeooo:paragraph-rsid="0005c284"/>
    </style:style>
    <style:style style:name="P8" style:family="paragraph" style:parent-style-name="Text_20_body">
      <style:text-properties officeooo:rsid="0005c284" officeooo:paragraph-rsid="000f69de"/>
    </style:style>
    <style:style style:name="P9" style:family="paragraph" style:parent-style-name="Text_20_body">
      <style:text-properties officeooo:rsid="0005dce6" officeooo:paragraph-rsid="0005dce6"/>
    </style:style>
    <style:style style:name="P10" style:family="paragraph" style:parent-style-name="Text_20_body">
      <style:text-properties officeooo:rsid="0005dce6" officeooo:paragraph-rsid="000c35d5"/>
    </style:style>
    <style:style style:name="P11" style:family="paragraph" style:parent-style-name="Text_20_body">
      <style:text-properties officeooo:rsid="000964f9" officeooo:paragraph-rsid="000964f9"/>
    </style:style>
    <style:style style:name="P12" style:family="paragraph" style:parent-style-name="Text_20_body">
      <style:text-properties officeooo:rsid="000da0ef" officeooo:paragraph-rsid="000da0ef"/>
    </style:style>
    <style:style style:name="P13" style:family="paragraph" style:parent-style-name="Text_20_body">
      <style:text-properties officeooo:rsid="000c35d5" officeooo:paragraph-rsid="000c35d5"/>
    </style:style>
    <style:style style:name="P14" style:family="paragraph" style:parent-style-name="Text_20_body">
      <style:text-properties officeooo:rsid="000f69de" officeooo:paragraph-rsid="000f69de"/>
    </style:style>
    <style:style style:name="P15" style:family="paragraph" style:parent-style-name="Text_20_body">
      <style:paragraph-properties fo:break-before="page"/>
      <style:text-properties officeooo:rsid="0005dce6" officeooo:paragraph-rsid="0005dce6"/>
    </style:style>
    <style:style style:name="P16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05c284" officeooo:paragraph-rsid="000f69de"/>
    </style:style>
    <style:style style:name="P18" style:family="paragraph" style:parent-style-name="Text_20_body">
      <style:text-properties officeooo:rsid="00123cef" officeooo:paragraph-rsid="00123cef"/>
    </style:style>
    <style:style style:name="P19" style:family="paragraph" style:parent-style-name="Text_20_body" style:list-style-name="L1">
      <style:text-properties officeooo:rsid="00123cef" officeooo:paragraph-rsid="00123cef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>
      <style:paragraph-properties fo:break-before="page"/>
      <style:text-properties officeooo:paragraph-rsid="000f69de"/>
    </style:style>
    <style:style style:name="P2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4" style:family="paragraph" style:parent-style-name="Heading_20_3">
      <style:text-properties officeooo:rsid="000964f9" officeooo:paragraph-rsid="000964f9"/>
    </style:style>
    <style:style style:name="P25" style:family="paragraph" style:parent-style-name="Heading_20_3">
      <style:text-properties officeooo:rsid="000964f9" officeooo:paragraph-rsid="000c35d5"/>
    </style:style>
    <style:style style:name="P26" style:family="paragraph" style:parent-style-name="Heading_20_3">
      <style:text-properties officeooo:rsid="000c35d5" officeooo:paragraph-rsid="000c35d5"/>
    </style:style>
    <style:style style:name="P27" style:family="paragraph" style:parent-style-name="Heading_20_1">
      <style:text-properties officeooo:rsid="00031103" officeooo:paragraph-rsid="00031103"/>
    </style:style>
    <style:style style:name="P2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0029e6"/>
    </style:style>
    <style:style style:name="T2" style:family="text">
      <style:text-properties officeooo:rsid="00031103"/>
    </style:style>
    <style:style style:name="T3" style:family="text">
      <style:text-properties officeooo:rsid="0005dce6"/>
    </style:style>
    <style:style style:name="T4" style:family="text">
      <style:text-properties officeooo:rsid="0006f8f2"/>
    </style:style>
    <style:style style:name="T5" style:family="text">
      <style:text-properties text:display="none"/>
    </style:style>
    <style:style style:name="T6" style:family="text">
      <style:text-properties officeooo:rsid="000c35d5"/>
    </style:style>
    <style:style style:name="T7" style:family="text">
      <style:text-properties officeooo:rsid="000f69de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a xlink:type="simple" xlink:href="#__RefHeading___Toc182_507706319" text:style-name="Index_20_Link" text:visited-style-name="Index_20_Link"><text:s/>1 <text:s/>Modelo Dinámico<text:tab/>1</text:a></text:p>
          <text:p text:style-name="P28"><text:a xlink:type="simple" xlink:href="#__RefHeading___Toc184_507706319" text:style-name="Index_20_Link" text:visited-style-name="Index_20_Link"><text:s/>2 <text:s/>Control modelo de segundo orden<text:tab/>2</text:a></text:p>
          <text:p text:style-name="P22"><text:a xlink:type="simple" xlink:href="#__RefHeading___Toc186_507706319" text:style-name="Index_20_Link" text:visited-style-name="Index_20_Link"><text:s/>2.1 <text:s/>Control Sliding<text:tab/>2</text:a></text:p>
          <text:p text:style-name="P22"><text:a xlink:type="simple" xlink:href="#__RefHeading___Toc227_1503065877" text:style-name="Index_20_Link" text:visited-style-name="Index_20_Link"><text:s/>2.2 <text:s/>Resultados<text:tab/>3</text:a></text:p>
          <text:p text:style-name="P23"><text:a xlink:type="simple" xlink:href="#__RefHeading___Toc255_1692739703" text:style-name="Index_20_Link" text:visited-style-name="Index_20_Link"><text:s/>2.2.1 <text:s/>script python uav_z<text:tab/>3</text:a></text:p>
          <text:p text:style-name="P23"><text:a xlink:type="simple" xlink:href="#__RefHeading___Toc229_1503065877" text:style-name="Index_20_Link" text:visited-style-name="Index_20_Link"><text:s/>2.2.2 <text:s/>K=1<text:tab/>3</text:a></text:p>
          <text:p text:style-name="P23"><text:a xlink:type="simple" xlink:href="#__RefHeading___Toc257_1692739703" text:style-name="Index_20_Link" text:visited-style-name="Index_20_Link"><text:s/>2.2.3 <text:s/>K=4<text:tab/>5</text:a></text:p>
          <text:p text:style-name="P23"><text:a xlink:type="simple" xlink:href="#__RefHeading___Toc259_1692739703" text:style-name="Index_20_Link" text:visited-style-name="Index_20_Link"><text:s/>2.2.4 <text:s/>Observaciones<text:tab/>6</text:a></text:p>
          <text:p text:style-name="P22"><text:a xlink:type="simple" xlink:href="#__RefHeading___Toc375_1672089833" text:style-name="Index_20_Link" text:visited-style-name="Index_20_Link"><text:s/>2.3 <text:s/>Control switch con recta en el origen<text:tab/>7</text:a></text:p>
          <text:p text:style-name="P23"><text:a xlink:type="simple" xlink:href="#__RefHeading___Toc377_1672089833" text:style-name="Index_20_Link" text:visited-style-name="Index_20_Link"><text:s/>2.3.1 <text:s/>Test<text:tab/>7</text:a></text:p>
        </text:index-body>
      </text:table-of-content>
      <text:p text:style-name="Standard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16"><text:a xlink:type="simple" xlink:href="#Illustration!0|sequence" text:style-name="Index_20_Link" text:visited-style-name="Index_20_Link"><text:s/>Illustration 1: Evolucion de la posicion desde 1m inicial<text:tab/>3</text:a></text:p>
          <text:p text:style-name="P16"><text:a xlink:type="simple" xlink:href="#Illustration!1|sequence" text:style-name="Index_20_Link" text:visited-style-name="Index_20_Link"><text:s/>Illustration 2: Evolucion de la velocidad<text:tab/>3</text:a></text:p>
          <text:p text:style-name="P16"><text:a xlink:type="simple" xlink:href="#Illustration!2|sequence" text:style-name="Index_20_Link" text:visited-style-name="Index_20_Link"><text:s/>Illustration 3: Evolucion de la aceleracion (entrada al sistema)<text:tab/>4</text:a></text:p>
          <text:p text:style-name="P16"><text:a xlink:type="simple" xlink:href="#Illustration!3|sequence" text:style-name="Index_20_Link" text:visited-style-name="Index_20_Link"><text:s/>Illustration 4: Evolucion de la posicion desde 1m inicial<text:tab/>5</text:a></text:p>
          <text:p text:style-name="P16"><text:a xlink:type="simple" xlink:href="#Illustration!4|sequence" text:style-name="Index_20_Link" text:visited-style-name="Index_20_Link"><text:s/>Illustration 5: Evolucion de la velocidad<text:tab/>5</text:a></text:p>
          <text:p text:style-name="P16"><text:a xlink:type="simple" xlink:href="#Illustration!5|sequence" text:style-name="Index_20_Link" text:visited-style-name="Index_20_Link"><text:s/>Illustration 6: Evolucion de la aceleracion (entrada al sistema)<text:tab/>6</text:a></text:p>
        </text:index-body>
      </text:illustration-index>
      <text:p text:style-name="Standard"/>
      <text:h text:style-name="Heading_20_1" text:outline-level="1"><text:bookmark-start text:name="__RefHeading___Toc182_507706319"/>Modelo <text:span text:style-name="T1">Dinámico</text:span><text:bookmark-end text:name="__RefHeading___Toc182_507706319"/></text:h>
      <text:p text:style-name="P1">Las ecuaciones dinámicas que definen el modelo son las siguienes:</text:p>
      <text:p text:style-name="P1"/>
      <text:p text:style-name="P1"><draw:frame draw:style-name="fr6" draw:name="Object2" text:anchor-type="as-char" svg:y="-1.829cm" svg:width="1.568cm" svg:height="3.57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>c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6" draw:name="Object3" text:anchor-type="as-char" svg:y="-0.377cm" svg:width="0.914cm" svg:height="0.46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1" office:value-type="string">
            <text:p text:style-name="P3">Posicion y velocidad eje z, resp.</text:p>
          </table:table-cell>
        </table:table-row>
        <table:table-row>
          <table:table-cell table:style-name="Table1.A2" office:value-type="string">
            <text:p text:style-name="Table_20_Contents"><draw:frame draw:style-name="fr6" draw:name="Object4" text:anchor-type="as-char" svg:y="-0.377cm" svg:width="0.84cm" svg:height="0.46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B2" office:value-type="string">
            <text:p text:style-name="P3">Velocidad ejes cuerpo: ejes x, y, resp.</text:p>
          </table:table-cell>
        </table:table-row>
        <table:table-row>
          <table:table-cell table:style-name="Table1.A2" office:value-type="string">
            <text:p text:style-name="Table_20_Contents"><draw:frame draw:style-name="fr6" draw:name="Object5" text:anchor-type="as-char" svg:y="-0.377cm" svg:width="0.549cm" svg:height="0.53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x</text:p>
          </table:table-cell>
        </table:table-row>
        <table:table-row>
          <table:table-cell table:style-name="Table1.A2" office:value-type="string">
            <text:p text:style-name="Table_20_Contents"><draw:frame draw:style-name="fr6" draw:name="Object6" text:anchor-type="as-char" svg:y="-0.377cm" svg:width="0.55cm" svg:height="0.531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y</text:p>
          </table:table-cell>
        </table:table-row>
        <table:table-row>
          <table:table-cell table:style-name="Table1.A2" office:value-type="string">
            <text:p text:style-name="Table_20_Contents"><draw:frame draw:style-name="fr6" draw:name="Object7" text:anchor-type="as-char" svg:y="-0.377cm" svg:width="0.603cm" svg:height="0.531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z</text:p>
          </table:table-cell>
        </table:table-row>
        <table:table-row>
          <table:table-cell table:style-name="Table1.A2" office:value-type="string">
            <text:p text:style-name="Table_20_Contents"><draw:frame draw:style-name="fr6" draw:name="Object8" text:anchor-type="as-char" svg:y="-0.377cm" svg:width="0.533cm" svg:height="0.53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angular eje z</text:p>
          </table:table-cell>
        </table:table-row>
      </table:table>
      <text:p text:style-name="P2"><text:soft-page-break/></text:p>
      <text:p text:style-name="P2"/>
      <text:h text:style-name="P27" text:outline-level="1"><text:bookmark-start text:name="__RefHeading___Toc184_507706319"/>Control modelo de segundo orden<text:bookmark-end text:name="__RefHeading___Toc184_507706319"/></text:h>
      <text:p text:style-name="P5">Para el sistema de segundo orden:</text:p>
      <text:p text:style-name="P4"><draw:frame draw:style-name="fr6" draw:name="Object9" text:anchor-type="as-char" svg:y="-0.619cm" svg:width="1.568cm" svg:height="1.15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>se quiere realizar un control para llevar <draw:frame draw:style-name="fr6" draw:name="Object1" text:anchor-type="as-char" svg:y="-0.377cm" svg:width="0.406cm" svg:height="0.467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a un valor requerido <draw:frame draw:style-name="fr6" draw:name="Object10" text:anchor-type="as-char" svg:y="-0.377cm" svg:width="0.743cm" svg:height="0.53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de forma que la velocidad y la aceleracion estén limitadas</text:p>
      <text:p text:style-name="P6"><draw:frame draw:style-name="fr6" draw:name="Object11" text:anchor-type="as-char" svg:y="-0.614cm" svg:width="1.729cm" svg:height="1.0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h text:style-name="Heading_20_2" text:outline-level="2"><text:bookmark-start text:name="__RefHeading___Toc186_507706319"/>Control Sliding<text:bookmark-end text:name="__RefHeading___Toc186_507706319"/></text:h>
      <text:p text:style-name="P7">Sea <text:span text:style-name="T4">el error de posicion</text:span></text:p>
      <text:p text:style-name="P7"><draw:frame draw:style-name="fr6" draw:name="Object12" text:anchor-type="as-char" svg:y="-0.377cm" svg:width="1.861cm" svg:height="0.53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7">derivando</text:p>
      <text:p text:style-name="P7"><draw:frame draw:style-name="fr6" draw:name="Object13" text:anchor-type="as-char" svg:y="-0.443cm" svg:width="4.022cm" svg:height="0.596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text:span text:style-name="T4">considerando que el destino tiene velocidad cero</text:span></text:p>
      <text:p text:style-name="P7"><draw:frame draw:style-name="fr6" draw:name="Object26" text:anchor-type="as-char" svg:y="-0.443cm" svg:width="3.126cm" svg:height="0.596cm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">Si <text:span text:style-name="T2"><draw:frame draw:style-name="fr6" draw:name="Object14" text:anchor-type="as-char" svg:y="-0.377cm" svg:width="0.512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<text:s/></text:span>se considera como variable virtual de control del sistema </text:p>
      <text:p text:style-name="P7"><draw:frame draw:style-name="fr6" draw:name="Object15" text:anchor-type="as-char" svg:y="-0.443cm" svg:width="2.267cm" svg:height="0.59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>de forma que el sistema <draw:frame draw:style-name="fr6" draw:name="Object16" text:anchor-type="as-char" svg:y="-0.443cm" svg:width="1.977cm" svg:height="0.534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sea estable, <text:span text:style-name="T3">K positiva,</text:span> se tiene:</text:p>
      <text:p text:style-name="P7"><draw:frame draw:style-name="fr6" draw:name="Object17" text:anchor-type="as-char" svg:y="-0.443cm" svg:width="2.701cm" svg:height="0.59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>llamando a la variable <draw:frame draw:style-name="fr6" draw:name="Object18" text:anchor-type="as-char" svg:y="-0.226cm" svg:width="0.543cm" svg:height="0.25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7"><draw:frame draw:style-name="fr6" draw:name="Object19" text:anchor-type="as-char" svg:y="-0.443cm" svg:width="2.99cm" svg:height="0.596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9">En discreto</text:p>
      <text:p text:style-name="P9"><draw:frame draw:style-name="fr6" draw:name="Object20" text:anchor-type="as-char" svg:y="-0.443cm" svg:width="4.62cm" svg:height="0.596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9">para el siguiente instante de tiempo se tiene:</text:p>
      <text:p text:style-name="P9"><draw:frame draw:style-name="fr6" draw:name="Object21" text:anchor-type="as-char" svg:y="-0.443cm" svg:width="6.122cm" svg:height="0.59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9">y sustituyendo</text:p>
      <text:p text:style-name="P9"><draw:frame draw:style-name="fr6" draw:name="Object22" text:anchor-type="as-char" svg:y="-0.443cm" svg:width="9.379cm" svg:height="0.596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9">e igulando a cero, y despejando la variable de control <draw:frame draw:style-name="fr6" draw:name="Object25" text:anchor-type="as-char" svg:y="-0.377cm" svg:width="0.603cm" svg:height="0.531cm" draw:z-index="3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9"><draw:frame draw:style-name="fr6" draw:name="Object23" text:anchor-type="as-char" svg:y="-0.377cm" svg:width="2.159cm" svg:height="0.48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9">se tiene</text:p>
      <text:p text:style-name="P9"><draw:frame draw:style-name="fr6" draw:name="Object24" text:anchor-type="as-char" svg:y="-0.386cm" svg:width="5.579cm" svg:height="0.54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9"/>
      <text:p text:style-name="P9"/>
      <text:p text:style-name="P9"/>
      <text:h text:style-name="P20" text:outline-level="2"><text:bookmark-start text:name="__RefHeading___Toc227_1503065877"/>Resultados<text:bookmark-end text:name="__RefHeading___Toc227_1503065877"/></text:h>
      <text:p text:style-name="P11">Desde una posicion inicial de 1m y velocidad = 0m/s se muestra la evolucion del sistema usando el control para dos valroes de K</text:p>
      <text:p text:style-name="P12"/>
      <text:h text:style-name="Heading_20_3" text:outline-level="3"><text:bookmark-start text:name="__RefHeading___Toc255_1692739703"/>script python uav_z<text:bookmark-end text:name="__RefHeading___Toc255_1692739703"/></text:h>
      <text:p text:style-name="P12">Se ejecuta el script python uav_z</text:p>
      <text:h text:style-name="P24" text:outline-level="3"><text:bookmark-start text:name="__RefHeading___Toc229_1503065877"/>K=1<text:bookmark-end text:name="__RefHeading___Toc229_1503065877"/></text:h>
      <text:p text:style-name="P9"><draw:frame draw:style-name="fr1" draw:name="Frame1" text:anchor-type="paragraph" svg:width="9.008cm" draw:z-index="24"><draw:text-box fo:min-height="6.756cm"><text:p text:style-name="Illustration"><draw:frame draw:style-name="fr4" draw:name="Image1" text:anchor-type="as-char" svg:width="9.008cm" style:rel-width="100%" svg:height="6.756cm" style:rel-height="scale" draw:z-index="27"><draw:image xlink:href="../figures/test_1_k1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Evolucion de la posicion desde 1m inicial </text:p></draw:text-box></draw:frame></text:p>
      <text:p text:style-name="P9"/>
      <text:p text:style-name="P9"><draw:frame draw:style-name="fr1" draw:name="Frame2" text:anchor-type="paragraph" svg:width="9.008cm" draw:z-index="25"><draw:text-box fo:min-height="6.756cm"><text:p text:style-name="Illustration"><draw:frame draw:style-name="fr4" draw:name="Image2" text:anchor-type="as-char" svg:width="9.008cm" style:rel-width="100%" svg:height="6.756cm" style:rel-height="scale" draw:z-index="29"><draw:image xlink:href="../figures/test_2_k1.png" xlink:type="simple" xlink:show="embed" xlink:actuate="onLoad" loext:mime-type="image/png"/></draw:frame><text:span text:style-name="T5"><text:line-break/></text:span>Illustration <text:sequence text:ref-name="refIllustration1" text:name="Illustration" text:formula="ooow:Illustration+1" style:num-format="1">2</text:sequence>: Evolucion de la velocidad</text:p></draw:text-box></draw:frame></text:p>
      <text:p text:style-name="P9"><text:soft-page-break/><draw:frame draw:style-name="fr2" draw:name="Frame3" text:anchor-type="as-char" svg:width="11.598cm" style:rel-width="66%" svg:height="8.698cm" style:rel-height="scale-min" draw:z-index="30"><draw:text-box><text:p text:style-name="Illustration"><draw:frame draw:style-name="fr4" draw:name="Image3" text:anchor-type="as-char" svg:width="11.598cm" style:rel-width="100%" svg:height="8.698cm" style:rel-height="scale" draw:z-index="31"><draw:image xlink:href="../figures/test_3_k1.png" xlink:type="simple" xlink:show="embed" xlink:actuate="onLoad" loext:mime-type="image/png"/></draw:frame><text:span text:style-name="T5"><text:line-break/></text:span>Illustration <text:sequence text:ref-name="refIllustration2" text:name="Illustration" text:formula="ooow:Illustration+1" style:num-format="1">3</text:sequence>: Evolucion de la aceleracion (entrada al sistema)</text:p></draw:text-box></draw:frame></text:p>
      <text:p text:style-name="P9"/>
      <text:p text:style-name="P15"/>
      <text:h text:style-name="P25" text:outline-level="3"><text:bookmark-start text:name="__RefHeading___Toc257_1692739703"/>K=<text:span text:style-name="T6">4</text:span><text:bookmark-end text:name="__RefHeading___Toc257_1692739703"/></text:h>
      <text:p text:style-name="P10"><draw:frame draw:style-name="fr1" draw:name="Frame5" text:anchor-type="paragraph" svg:width="9.008cm" draw:z-index="26"><draw:text-box fo:min-height="6.756cm"><text:p text:style-name="Illustration"><draw:frame draw:style-name="fr4" draw:name="Image5" text:anchor-type="as-char" svg:width="9.008cm" style:rel-width="100%" svg:height="6.756cm" style:rel-height="scale" draw:z-index="36"><draw:image xlink:href="../figures/test_1_k4.png" xlink:type="simple" xlink:show="embed" xlink:actuate="onLoad" loext:mime-type="image/png"/></draw:frame><text:span text:style-name="T5"><text:line-break/></text:span>Illustration <text:sequence text:ref-name="refIllustration3" text:name="Illustration" text:formula="ooow:Illustration+1" style:num-format="1">4</text:sequence>: Evolucion de la posicion desde 1m inicial </text:p></draw:text-box></draw:frame></text:p>
      <text:p text:style-name="P10"/>
      <text:p text:style-name="P10"><draw:frame draw:style-name="fr1" draw:name="Frame6" text:anchor-type="paragraph" svg:width="9.008cm" draw:z-index="28"><draw:text-box fo:min-height="6.756cm"><text:p text:style-name="Illustration"><draw:frame draw:style-name="fr4" draw:name="Image6" text:anchor-type="as-char" svg:width="9.008cm" style:rel-width="100%" svg:height="6.756cm" style:rel-height="scale" draw:z-index="37"><draw:image xlink:href="../figures/test_2_k4.png" xlink:type="simple" xlink:show="embed" xlink:actuate="onLoad" loext:mime-type="image/png"/></draw:frame><text:span text:style-name="T5"><text:line-break/></text:span>Illustration <text:sequence text:ref-name="refIllustration4" text:name="Illustration" text:formula="ooow:Illustration+1" style:num-format="1">5</text:sequence>: Evolucion de la velocidad</text:p></draw:text-box></draw:frame></text:p>
      <text:p text:style-name="P10"><text:soft-page-break/><draw:frame draw:style-name="fr2" draw:name="Frame4" text:anchor-type="as-char" svg:width="11.598cm" style:rel-width="66%" svg:height="8.698cm" style:rel-height="scale-min" draw:z-index="32"><draw:text-box><text:p text:style-name="Illustration"><draw:frame draw:style-name="fr4" draw:name="Image4" text:anchor-type="as-char" svg:width="11.598cm" style:rel-width="100%" svg:height="8.698cm" style:rel-height="scale" draw:z-index="33"><draw:image xlink:href="../figures/test_3_k4.png" xlink:type="simple" xlink:show="embed" xlink:actuate="onLoad" loext:mime-type="image/png"/></draw:frame><text:span text:style-name="T5"><text:line-break/></text:span>Illustration <text:sequence text:ref-name="refIllustration5" text:name="Illustration" text:formula="ooow:Illustration+1" style:num-format="1">6</text:sequence>: Evolucion de la aceleracion (entrada al sistema)</text:p></draw:text-box></draw:frame></text:p>
      <text:p text:style-name="P10"/>
      <text:h text:style-name="P26" text:outline-level="3"><text:bookmark-start text:name="__RefHeading___Toc259_1692739703"/>Observaciones<text:bookmark-end text:name="__RefHeading___Toc259_1692739703"/></text:h>
      <text:p text:style-name="P13">Para K=4 se observan oscilaciones en posicion y velocidad. La aceleración está saturando a +/- el valor máximo.</text:p>
      <text:p text:style-name="P13"/>
      <text:h text:style-name="P21" text:outline-level="2"><text:bookmark-start text:name="__RefHeading___Toc375_1672089833"/>Control <text:span text:style-name="T7">switch con recta en el origen</text:span><text:bookmark-end text:name="__RefHeading___Toc375_1672089833"/></text:h>
      <text:p text:style-name="P18">En un diagrama de phses (posicion-velocidad) se distinguen dos zonas:</text:p>
      <text:list xml:id="list2200877000" text:style-name="L1">
        <text:list-item>
          <text:p text:style-name="P19">una parte recta en el origen (<text:span text:style-name="T8">r</text:span>)</text:p>
        </text:list-item>
        <text:list-item>
          <text:p text:style-name="P19">una parte parabolica (<text:span text:style-name="T8">SI</text:span>)</text:p>
        </text:list-item>
      </text:list>
      <text:p text:style-name="P18">que son tangentes en el punto con posicion <text:span text:style-name="T8">x0</text:span></text:p>
      <text:p text:style-name="P18"><text:span text:style-name="T8"/></text:p>
      <text:p text:style-name="P8"><draw:frame draw:style-name="fr3" draw:name="Frame7" text:anchor-type="paragraph" svg:width="15.291cm" draw:z-index="42"><draw:text-box fo:min-height="7.671cm"><text:p text:style-name="Illustration"><draw:frame draw:style-name="fr5" draw:name="Image11" text:anchor-type="as-char" svg:width="15.291cm" style:rel-width="100%" svg:height="7.671cm" style:rel-height="scale" draw:z-index="43"><draw:image xlink:href="../figures/draw_1.png" xlink:type="simple" xlink:show="embed" xlink:actuate="onLoad" draw:filter-name="&lt;All formats&gt;" loext:mime-type="image/png"/></draw:frame><text:span text:style-name="T5"><text:line-break/></text:span>Illustration <text:sequence text:ref-name="refIllustration6" text:name="Illustration" text:formula="ooow:Illustration+1" style:num-format="1">7</text:sequence>: diagrama de fases poscion-velocidad </text:p></draw:text-box></draw:frame></text:p>
      <text:p text:style-name="P8"/>
      <text:h text:style-name="Heading_20_3" text:outline-level="3"><text:bookmark-start text:name="__RefHeading___Toc377_1672089833"/><text:soft-page-break/>Test<text:bookmark-end text:name="__RefHeading___Toc377_1672089833"/></text:h>
      <text:p text:style-name="P14"><draw:frame draw:style-name="fr4" draw:name="Image7" text:anchor-type="as-char" svg:width="12.721cm" style:rel-width="72%" svg:height="9.539cm" style:rel-height="scale" draw:z-index="38"><draw:image xlink:href="../figures/test_c2_1.png" xlink:type="simple" xlink:show="embed" xlink:actuate="onLoad" loext:mime-type="image/png"/></draw:frame></text:p>
      <text:p text:style-name="P14"/>
      <text:p text:style-name="P14"><draw:frame draw:style-name="fr4" draw:name="Image8" text:anchor-type="as-char" svg:width="12.721cm" style:rel-width="72%" svg:height="9.539cm" style:rel-height="scale" draw:z-index="39"><draw:image xlink:href="../figures/test_c2_2.png" xlink:type="simple" xlink:show="embed" xlink:actuate="onLoad" loext:mime-type="image/png"/></draw:frame></text:p>
      <text:p text:style-name="P14"><text:soft-page-break/><draw:frame draw:style-name="fr4" draw:name="Image9" text:anchor-type="as-char" svg:width="12.721cm" style:rel-width="72%" svg:height="9.539cm" style:rel-height="scale" draw:z-index="40"><draw:image xlink:href="../figures/test_c2_3.png" xlink:type="simple" xlink:show="embed" xlink:actuate="onLoad" loext:mime-type="image/png"/></draw:frame></text:p>
      <text:p text:style-name="P14"/>
      <text:p text:style-name="P14"><draw:frame draw:style-name="fr4" draw:name="Image10" text:anchor-type="as-char" svg:width="12.721cm" style:rel-width="72%" svg:height="9.539cm" style:rel-height="scale" draw:z-index="41"><draw:image xlink:href="../figures/test_c2_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officeooo:rsid="000029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officeooo:rsid="0005dce6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11-30T08:27:48.557000000</dc:date>
    <meta:editing-duration>PT1H55M49S</meta:editing-duration>
    <meta:editing-cycles>13</meta:editing-cycles>
    <meta:document-statistic meta:table-count="1" meta:image-count="11" meta:object-count="26" meta:page-count="9" meta:paragraph-count="88" meta:word-count="417" meta:character-count="2521" meta:non-whitespace-character-count="2125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sub>
      <mi>z</mi>
      <mi mathvariant="italic">req</mi>
    </msub>
    <annotation encoding="StarMath 5.0">z_req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i>w</mi>
              </mrow>
              <mo fence="true" stretchy="true">|</mo>
            </mrow>
            <mo stretchy="false">&lt;</mo>
            <msup>
              <mi>w</mi>
              <mi mathvariant="italic">max</mi>
            </msup>
          </mrow>
        </mtd>
      </mtr>
      <mtr>
        <mtd>
          <mrow>
            <mrow>
              <mo fence="true" stretchy="true">|</mo>
              <mrow>
                <mi>u</mi>
              </mrow>
              <mo fence="true" stretchy="true">|</mo>
            </mrow>
            <mo stretchy="false">&lt;</mo>
            <msup>
              <mi>u</mi>
              <mi mathvariant="italic">max</mi>
            </msup>
          </mrow>
        </mtd>
      </mtr>
    </mtable>
    <annotation encoding="StarMath 5.0">
abs w  &lt;  w^{max} newline
abs{u} &lt; u^{max}

</annotation>
  </semantics>
</math>
</file>

<file path=Object 12/content.xml><?xml version="1.0" encoding="utf-8"?>
<math xmlns="http://www.w3.org/1998/Math/MathML" display="block">
  <semantics>
    <mrow>
      <mi>e</mi>
      <mo stretchy="false">=</mo>
      <mrow>
        <mi>z</mi>
        <mo stretchy="false">−</mo>
        <msub>
          <mi>z</mi>
          <mi mathvariant="italic">req</mi>
        </msub>
      </mrow>
    </mrow>
    <annotation encoding="StarMath 5.0">e = z - z_req
 </annotation>
  </semantics>
</math>
</file>

<file path=Object 13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z^(1) - z_req^(1) = w - z_req^(1)</annotation>
  </semantics>
</math>
</file>

<file path=Object 14/content.xml><?xml version="1.0" encoding="utf-8"?>
<math xmlns="http://www.w3.org/1998/Math/MathML" display="block">
  <semantics>
    <mi>w</mi>
    <annotation encoding="StarMath 5.0">w</annotation>
  </semantics>
</math>
</file>

<file path=Object 15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w - z_req^(1)</annotation>
  </semantics>
</math>
</file>

<file path=Object 16/content.xml><?xml version="1.0" encoding="utf-8"?>
<math xmlns="http://www.w3.org/1998/Math/MathML" display="block">
  <semantics>
    <mrow>
      <mrow>
        <msup>
          <mi>e</mi>
          <mrow>
            <mo fence="true" stretchy="false">(</mo>
            <mrow>
              <mn>1</mn>
            </mrow>
            <mo fence="true" stretchy="false">)</mo>
          </mrow>
        </msup>
        <mo stretchy="false">=</mo>
        <mrow>
          <mo stretchy="false">−</mo>
          <mi>K</mi>
        </mrow>
      </mrow>
      <mi>e</mi>
    </mrow>
    <annotation encoding="StarMath 5.0">e^(1) = -K e</annotation>
  </semantics>
</math>
</file>

<file path=Object 17/content.xml><?xml version="1.0" encoding="utf-8"?>
<math xmlns="http://www.w3.org/1998/Math/MathML" display="block">
  <semantics>
    <mrow>
      <mrow>
        <mo stretchy="false">−</mo>
        <mi>K</mi>
      </mrow>
      <mrow>
        <mi>e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</mrow>
      </mrow>
    </mrow>
    <annotation encoding="StarMath 5.0">-K e = w - z_req^(1)</annotation>
  </semantics>
</math>
</file>

<file path=Object 18/content.xml><?xml version="1.0" encoding="utf-8"?>
<math xmlns="http://www.w3.org/1998/Math/MathML" display="block">
  <semantics>
    <mi>σ</mi>
    <annotation encoding="StarMath 5.0">%sigma </annotation>
  </semantics>
</math>
</file>

<file path=Object 19/content.xml><?xml version="1.0" encoding="utf-8"?>
<math xmlns="http://www.w3.org/1998/Math/MathML" display="block">
  <semantics>
    <mrow>
      <mrow>
        <mi>σ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i>e</mi>
    </mrow>
    <annotation encoding="StarMath 5.0"> %sigma= w - z_req^(1) + K e</annotation>
  </semantics>
</math>
</file>

<file path=Object 2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u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u</mi>
            </msub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v</mi>
            </msub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  <mtr>
        <mtd>
          <mrow>
            <msup>
              <mi>ψ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r</mi>
          </mrow>
        </mtd>
      </mtr>
      <mtr>
        <mtd>
          <mrow>
            <msup>
              <mi>r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r</mi>
            </msub>
          </mrow>
        </mtd>
      </mtr>
    </mtable>
    <annotation encoding="StarMath 5.0">z^( 1 ) = w newline

u^( 1 ) = u_u newline
v^( 1 ) = u_v newline
w^( 1 ) = u_w newline

%psi ^(1)=r newline
r^( 1 ) = u_r</annotation>
  </semantics>
</math>
</file>

<file path=Object 20/content.xml><?xml version="1.0" encoding="utf-8"?>
<math xmlns="http://www.w3.org/1998/Math/MathML" display="block">
  <semantics>
    <mrow>
      <mi>σ</mi>
      <mrow>
        <mrow>
          <mo fence="true" stretchy="false">[</mo>
          <mrow>
            <mi>k</mi>
          </mrow>
          <mo fence="true" stretchy="false">]</mo>
        </mrow>
        <mo stretchy="false">=</mo>
        <mi>w</mi>
      </mrow>
      <mrow>
        <mrow>
          <mo fence="true" stretchy="false">[</mo>
          <mrow>
            <mi>k</mi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i>k</mi>
        </mrow>
        <mo fence="true" stretchy="false">]</mo>
      </mrow>
    </mrow>
    <annotation encoding="StarMath 5.0"> %sigma [k]= w[k] - z_req^(1) + K e[k]</annotation>
  </semantics>
</math>
</file>

<file path=Object 2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w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 %sigma [k+1]= w[k+1] - z_req^(1) + K e[k+1]</annotation>
  </semantics>
</math>
</file>

<file path=Object 2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row>
          <mrow>
            <mo fence="true" stretchy="false">(</mo>
            <mrow>
              <mrow>
                <mi>w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sub>
                  <mi>u</mi>
                  <mi>w</mi>
                </msub>
              </mrow>
            </mrow>
            <mo fence="true" stretchy="false">)</mo>
          </mrow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o fence="true" stretchy="false">(</mo>
              <mrow>
                <mrow>
                  <mi>w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−</mo>
                    <msubsup>
                      <mi>z</mi>
                      <mi mathvariant="italic">req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 %sigma [k+1]= (w[k] + T u_w)- z_req^(1) + K (e[k] + T(w[k]-z_req^(1)))</annotation>
  </semantics>
</math>
</file>

<file path=Object 2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n>0</mn>
      </mrow>
    </mrow>
    <annotation encoding="StarMath 5.0"> %sigma [k+1]= 0</annotation>
  </semantics>
</math>
</file>

<file path=Object 24/content.xml><?xml version="1.0" encoding="utf-8"?>
<math xmlns="http://www.w3.org/1998/Math/MathML" display="block">
  <semantics>
    <mrow>
      <mi>T</mi>
      <mrow>
        <msub>
          <mi>u</mi>
          <mi>w</mi>
        </msub>
        <mo stretchy="false">=</mo>
        <mrow>
          <mo stretchy="false">−</mo>
          <mi>w</mi>
        </mrow>
      </mrow>
      <mrow>
        <mrow>
          <mo fence="true" stretchy="false">[</mo>
          <mrow>
            <mi>k</mi>
          </mrow>
          <mo fence="true" stretchy="false">]</mo>
        </mrow>
        <mo stretchy="false">−</mo>
        <mi>K</mi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 mathvariant="italic">Tw</mi>
            </mrow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)</mo>
      </mrow>
    </mrow>
    <annotation encoding="StarMath 5.0"> T u_w  = - w[k] - K (e[k] + Tw[k])</annotation>
  </semantics>
</math>
</file>

<file path=Object 25/content.xml><?xml version="1.0" encoding="utf-8"?>
<math xmlns="http://www.w3.org/1998/Math/MathML" display="block">
  <semantics>
    <msub>
      <mi>u</mi>
      <mi>w</mi>
    </msub>
    <annotation encoding="StarMath 5.0">u_w</annotation>
  </semantics>
</math>
</file>

<file path=Object 26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i>w</mi>
    </mrow>
    <annotation encoding="StarMath 5.0">e^(1) = z^(1) - z_req^(1) = w </annotation>
  </semantics>
</math>
</file>

<file path=Object 3/content.xml><?xml version="1.0" encoding="utf-8"?>
<math xmlns="http://www.w3.org/1998/Math/MathML" display="block">
  <semantics>
    <mrow>
      <mi>z</mi>
      <mi>,</mi>
      <mi>w</mi>
    </mrow>
    <annotation encoding="StarMath 5.0">z,w</annotation>
  </semantics>
</math>
</file>

<file path=Object 4/content.xml><?xml version="1.0" encoding="utf-8"?>
<math xmlns="http://www.w3.org/1998/Math/MathML" display="block">
  <semantics>
    <mrow>
      <mi>u</mi>
      <mi>,</mi>
      <mi>v</mi>
    </mrow>
    <annotation encoding="StarMath 5.0">u,v</annotation>
  </semantics>
</math>
</file>

<file path=Object 5/content.xml><?xml version="1.0" encoding="utf-8"?>
<math xmlns="http://www.w3.org/1998/Math/MathML" display="block">
  <semantics>
    <msub>
      <mi>u</mi>
      <mi>u</mi>
    </msub>
    <annotation encoding="StarMath 5.0">u_u</annotation>
  </semantics>
</math>
</file>

<file path=Object 6/content.xml><?xml version="1.0" encoding="utf-8"?>
<math xmlns="http://www.w3.org/1998/Math/MathML" display="block">
  <semantics>
    <msub>
      <mi>u</mi>
      <mi>v</mi>
    </msub>
    <annotation encoding="StarMath 5.0">u_v</annotation>
  </semantics>
</math>
</file>

<file path=Object 7/content.xml><?xml version="1.0" encoding="utf-8"?>
<math xmlns="http://www.w3.org/1998/Math/MathML" display="block">
  <semantics>
    <msub>
      <mi>u</mi>
      <mi>w</mi>
    </msub>
    <annotation encoding="StarMath 5.0">u_w
</annotation>
  </semantics>
</math>
</file>

<file path=Object 8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9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</mtable>
    <annotation encoding="StarMath 5.0">z^( 1 ) = w newline

w^( 1 ) = u_w </annotation>
  </semantics>
</math>
</file>